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8884" officeooo:paragraph-rsid="0001888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18884" officeooo:paragraph-rsid="00018884" style:font-size-asian="16pt" style:font-weight-asian="bold" style:font-size-complex="16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ЫВОД</text:p>
      <text:p text:style-name="P1"><text:tab/>Мы научились выводить статистику с таблицы <text:span text:style-name="T2">Python </text:span><text:span text:style-name="T3">используя выборку и использовать различные критерии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4:07:41.811000000</dc:date>
    <meta:editing-duration>PT3M37S</meta:editing-duration>
    <meta:editing-cycles>1</meta:editing-cycles>
    <meta:document-statistic meta:table-count="0" meta:image-count="0" meta:object-count="0" meta:page-count="1" meta:paragraph-count="2" meta:word-count="14" meta:character-count="108" meta:non-whitespace-character-count="95"/>
    <meta:generator>LibreOffice/7.4.5.1$Windows_X86_64 LibreOffice_project/9c0871452b3918c1019dde9bfac75448afc4b57f</meta:generator>
  </office:meta>
</office:document-meta>
</file>